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488cm" fo:min-width="9.016cm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Double_20_Dash" svg:stroke-width="0.05cm" svg:stroke-color="#000000" draw:marker-start="" draw:marker-start-width="0.28cm" draw:marker-start-center="true" draw:marker-end="Linienspitzen_20_1" draw:marker-end-width="0.28cm" draw:marker-end-center="true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uble_20_Dash_20__28_Rounded_29_" svg:stroke-width="0.03cm" svg:stroke-color="#000000" draw:marker-start="" draw:marker-start-width="0.25cm" draw:marker-start-center="true" draw:marker-end="" draw:marker-end-width="0.25cm" draw:marker-end-center="true" svg:stroke-linecap="round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ffffff" draw:opacity="45%" draw:opacity-name="" draw:textarea-horizontal-align="justify" draw:textarea-vertical-align="middle" draw:auto-grow-height="false" fo:min-height="0.5cm" fo:min-width="1.75cm"/>
    </style:style>
    <style:style style:name="gr8" style:family="graphic" style:parent-style-name="standard">
      <style:graphic-properties draw:stroke="none" draw:fill-color="#ffffff" draw:opacity="100%" draw:opacity-name="Transparency_20_7" draw:textarea-horizontal-align="justify" draw:textarea-vertical-align="middle" draw:auto-grow-height="false" fo:min-height="0.85cm" fo:min-width="3.25cm"/>
    </style:style>
    <style:style style:name="gr9" style:family="graphic" style:parent-style-name="objectwithoutfill">
      <style:graphic-properties draw:stroke="solid" draw:stroke-dash="Double_20_Dash" svg:stroke-width="0.05cm" svg:stroke-color="#666666" draw:marker-start="" draw:marker-start-width="0.28cm" draw:marker-start-center="true" draw:marker-end="Linienspitzen_20_1" draw:marker-end-width="0.28cm" draw:marker-end-center="true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uble_20_Dash_20__28_Rounded_29_" svg:stroke-width="0.03cm" svg:stroke-color="#666666" draw:marker-start="" draw:marker-start-width="0.25cm" draw:marker-start-center="true" draw:marker-end="" draw:marker-end-width="0.25cm" draw:marker-end-center="true" svg:stroke-linecap="round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draw:fill-color="#ffffff" draw:opacity="100%" draw:opacity-name="Transparency_20_7" draw:textarea-horizontal-align="justify" draw:textarea-vertical-align="middle" draw:auto-grow-height="false" fo:min-height="0.85cm" fo:min-width="1.05cm"/>
    </style:style>
    <style:style style:name="gr12" style:family="graphic" style:parent-style-name="standard">
      <style:graphic-properties draw:stroke="none" draw:fill-color="#ffffff" draw:opacity="100%" draw:opacity-name="Transparency_20_7" draw:textarea-horizontal-align="justify" draw:textarea-vertical-align="middle" draw:auto-grow-height="false" fo:min-height="0.85cm" fo:min-width="2.75cm"/>
    </style:style>
    <style:style style:name="gr13" style:family="graphic" style:parent-style-name="standard">
      <style:graphic-properties draw:stroke="none" draw:fill-color="#ffffff" draw:opacity="45%" draw:opacity-name="" draw:textarea-horizontal-align="justify" draw:textarea-vertical-align="middle" draw:auto-grow-height="false" fo:min-height="0.23cm" fo:min-width="0.0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 draw:opacity="45%"/>
      <style:paragraph-properties fo:text-align="center"/>
    </style:style>
    <style:style style:name="P5" style:family="paragraph">
      <loext:graphic-properties draw:fill-color="#ffffff" draw:opacity="100%" draw:opacity-name="Transparency_20_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svg:title>TexMaths</svg:title>
            <svg:desc>14§latex§$\vec{M}=\vec{r}\times\vec{F}_{g}$§svg§600§TRUE§</svg:desc>
            <draw:g>
              <draw:path draw:style-name="gr1" draw:text-style-name="P1" draw:layer="layout" svg:width="0.217cm" svg:height="0.097cm" svg:x="5.909cm" svg:y="9.141cm" svg:viewBox="0 0 218 98" svg:d="M175 59c-7 5-24 19-24 29 0 4 6 10 10 10s7-4 10-7c5-7 17-21 39-32 3-2 8-5 8-10 0-6-4-7-7-10-11-7-16-17-21-28 0-4-2-11-9-11s-10 7-10 11c0 2 4 18 12 28-55 0-111 0-166 0-9 0-17 0-17 10s8 10 17 10c53 0 105 0 158 0z">
                <text:p/>
              </draw:path>
              <draw:path draw:style-name="gr1" draw:text-style-name="P1" draw:layer="layout" svg:width="0.492cm" svg:height="0.333cm" svg:x="5.695cm" svg:y="9.281cm" svg:viewBox="0 0 493 334" svg:d="M434 38c5-18 5-23 43-23 11 0 16 0 16-9 0-6-6-6-14-6-22 0-43 0-65 0-12 0-12 0-19 8-60 93-120 187-180 280-12-93-25-185-37-277-2-11-3-11-16-11-22 0-44 0-67 0-10 0-15 0-15 8 0 7 4 7 14 7 7 0 15 0 22 0 7 2 10 3 10 9 0 1 0 3-1 10-21 82-42 165-63 248-5 20-13 35-54 36-1 0-8 2-8 10 0 4 3 6 7 6 15 0 32-2 49-2s35 2 50 2c3 0 10 0 10-10 0-6-5-6-10-6-28 0-33-9-33-21 0-4 1-5 3-11 21-89 43-178 65-266 1 0 1 0 2 0 14 101 28 202 42 303 1 5 1 11 7 11 5 0 8-6 11-9 66-103 132-206 199-310-24 94-47 187-70 281-5 18-6 22-45 22-9 0-14 0-14 10 0 6 5 6 8 6 13 0 46-2 60-2 20 0 42 2 62 2 3 0 10 0 10-10 0-6-4-6-14-6-18 0-32 0-32-8 0-1 0-3 2-11 22-87 43-174 65-261z">
                <text:p/>
              </draw:path>
              <draw:path draw:style-name="gr1" draw:text-style-name="P1" draw:layer="layout" svg:width="0.325cm" svg:height="0.115cm" svg:x="6.369cm" svg:y="9.434cm" svg:viewBox="0 0 326 116" svg:d="M309 21c7 0 17-1 17-11 0-11-10-10-17-10-98 0-196 0-294 0-7 0-15-1-15 10 0 10 8 11 15 11 98 0 196 0 294 0zM309 116c7 0 17 1 17-10 0-10-10-11-17-11-98 0-196 0-294 0-7 0-15 1-15 11 0 11 8 10 15 10 98 0 196 0 294 0z">
                <text:p/>
              </draw:path>
              <draw:path draw:style-name="gr1" draw:text-style-name="P1" draw:layer="layout" svg:width="0.217cm" svg:height="0.095cm" svg:x="6.933cm" svg:y="9.265cm" svg:viewBox="0 0 218 96" svg:d="M175 59c-7 5-22 19-22 28 0 5 4 9 9 9s6-2 9-5c5-9 18-21 39-32 3-3 8-5 8-10 0-6-4-9-7-10-11-8-16-17-19-28-2-5-3-11-10-11s-10 6-10 10c0 3 3 18 11 29-55 0-110 0-165 0-8 0-18 0-18 10s10 10 18 10c52 0 105 0 157 0z">
                <text:p/>
              </draw:path>
              <draw:path draw:style-name="gr1" draw:text-style-name="P1" draw:layer="layout" svg:width="0.199cm" svg:height="0.221cm" svg:x="6.875cm" svg:y="9.398cm" svg:viewBox="0 0 200 222" svg:d="M29 187c-2 8-5 20-5 22 0 9 7 13 15 13 6 0 14-4 18-14 0-1 17-68 20-77 3-17 13-50 15-64 2-6 16-29 27-40 4-3 18-16 41-16 12 0 13 4 19 6-14 3-25 14-25 26 0 9 5 18 18 18s28-11 28-29c0-17-15-32-40-32-33 0-55 24-63 38-5-23-23-38-45-38-23 0-32 20-37 28-9 17-15 46-15 47 0 6 4 6 6 6 5 0 5-1 8-11 8-35 18-59 36-59 9 0 14 4 14 23 0 9-1 15-7 40-9 38-18 75-28 113z">
                <text:p/>
              </draw:path>
              <draw:path draw:style-name="gr1" draw:text-style-name="P1" draw:layer="layout" svg:width="0.235cm" svg:height="0.235cm" svg:x="7.278cm" svg:y="9.374cm" svg:viewBox="0 0 236 236" svg:d="M119 105c-33-33-66-65-99-98-6-6-7-7-10-7-6 0-10 4-10 10 0 3 0 4 6 10 32 32 65 65 98 97-33 33-66 66-98 99-6 6-6 7-6 10 0 6 4 10 10 10 3 0 4-1 10-7 32-33 65-65 98-98 34 34 68 68 102 102 1 0 4 3 7 3 5 0 9-4 9-10 0-1 0-3-1-5 0-2-78-79-103-104 30-30 60-59 90-89 2-3 10-8 12-11 1-2 2-4 2-7 0-6-4-10-9-10s-6 1-12 7c-32 33-64 65-96 98z">
                <text:p/>
              </draw:path>
              <draw:path draw:style-name="gr1" draw:text-style-name="P1" draw:layer="layout" svg:width="0.216cm" svg:height="0.097cm" svg:x="7.858cm" svg:y="9.141cm" svg:viewBox="0 0 217 98" svg:d="M175 59c-7 5-24 19-24 29 0 4 6 10 10 10s7-4 10-7c5-7 17-21 38-32 4-2 8-5 8-10 0-6-3-7-6-10-11-7-16-17-21-28-1-4-2-11-9-11s-10 7-10 11c0 2 4 18 11 28-55 0-110 0-165 0-9 0-17 0-17 10s8 10 17 10c53 0 105 0 158 0z">
                <text:p/>
              </draw:path>
              <draw:path draw:style-name="gr1" draw:text-style-name="P1" draw:layer="layout" svg:width="0.349cm" svg:height="0.331cm" svg:x="7.714cm" svg:y="9.282cm" svg:viewBox="0 0 350 332" svg:d="M132 173c15 0 31 0 47 0 36 0 41 8 41 22 0 3 0 10-5 24 0 3-1 4-1 6 0 4 3 5 6 5 5 0 5-1 8-9 9-36 18-71 27-107 1-5 1-6 1-8 0-1-1-5-6-5-4 0-5 2-7 11-11 37-22 46-64 46-15 0-30 0-45 0 11-42 22-83 33-124 4-17 4-19 26-19s43 0 64 0c61 0 72 16 72 53 0 12 0 14-2 27 0 7 0 7 0 8 0 3 2 7 6 7 6 0 6-2 7-12 3-29 7-57 10-85 1-13-2-13-14-13-80 0-161 0-241 0-10 0-14 0-14 10 0 5 4 5 14 5 18 0 31 0 31 9 0 1 0 3-1 11-22 86-44 173-66 260-4 18-6 22-45 22-8 0-14 0-14 10 0 5 7 5 8 5 14 0 51-1 65-1 17 0 57 1 73 1 5 0 11 0 11-9 0-3-2-3-3-5-1-1-3-1-14-1s-14 0-25 0c-16-1-17-4-17-10 0-1 0-4 3-11 10-41 20-82 31-123z">
                <text:p/>
              </draw:path>
              <draw:path draw:style-name="gr1" draw:text-style-name="P1" draw:layer="layout" svg:width="0.168cm" svg:height="0.22cm" svg:x="8.028cm" svg:y="9.537cm" svg:viewBox="0 0 169 221" svg:d="M168 24c1-6 1-5 1-7 0-7-7-11-12-11-7 0-14 7-16 12-5-8-16-18-35-18-43 0-88 45-88 94 0 36 24 57 52 57 17 0 31-9 43-20-2 11-4 22-7 32-4 14-7 24-19 35-16 13-31 13-39 13-16 0-20-2-27-3 8-4 11-13 11-17 0-8-7-12-12-12-10 0-20 8-20 21 0 21 29 21 48 21 54 0 78-28 82-48 13-50 25-99 38-149zM120 105c-1 5-1 5-7 12-12 14-29 24-42 24-18 0-25-15-25-32 0-15 9-55 18-70 14-24 30-31 42-31 24 0 31 27 31 30 0 1 0 1-1 5-5 21-11 41-16 62z">
                <text:p/>
              </draw:path>
            </draw:g>
          </draw:g>
          <draw:path draw:style-name="gr2" draw:text-style-name="P2" draw:layer="layout" svg:width="1.215cm" svg:height="0.89cm" draw:transform="rotate (-2.69583556263044) translate (8.04682986192329cm 7.71567492460476cm)" svg:viewBox="0 0 1216 891" svg:d="M0 0c988 293 1216 891 1216 891">
            <text:p/>
          </draw:path>
          <draw:g>
            <svg:title>TexMaths</svg:title>
            <svg:desc>14§latex§$\mathrm{d}\varphi$§svg§600§FALSE§</svg:desc>
            <draw:g>
              <draw:path draw:style-name="gr3" draw:text-style-name="P3" draw:layer="layout" svg:width="0.525cm" svg:height="0.396cm" svg:x="7.104cm" svg:y="7.263cm" svg:viewBox="0 0 526 397" svg:d="M263 397c-88 0-175 0-263 0 0-132 0-265 0-397 175 0 350 0 526 0 0 132 0 265 0 397-88 0-176 0-263 0z">
                <text:p/>
              </draw:path>
              <draw:path draw:style-name="gr1" draw:text-style-name="P1" draw:layer="layout" svg:width="0.241cm" svg:height="0.344cm" svg:x="7.096cm" svg:y="7.238cm" svg:viewBox="0 0 242 345" svg:d="M169 313c0 11 0 21 0 32 24-2 49-4 73-5 0-5 0-10 0-14-35 0-38-5-38-28 0-100 0-199 0-298-24 2-47 4-71 6 0 5 0 10 0 15 35 0 38 3 38 28 0 35 0 70 0 105-14-17-35-30-62-30-57 0-109 48-109 111s48 110 103 110c33 0 55-17 66-32zM169 182c0 33 0 67 0 100 0 9 0 10-4 18-15 24-38 35-59 35-22 0-39-14-51-32-13-19-14-47-14-68 0-18 1-48 15-69 10-15 29-32 56-32 17 0 38 7 53 29 4 9 4 10 4 19z">
                <text:p/>
              </draw:path>
              <draw:path draw:style-name="gr1" draw:text-style-name="P1" draw:layer="layout" svg:width="0.279cm" svg:height="0.322cm" svg:x="7.375cm" svg:y="7.362cm" svg:viewBox="0 0 280 323" svg:d="M59 299c-2 7-2 7-2 10 0 11 9 14 14 14 3 0 13-2 18-13 2-4 5-21 17-89 4 0 9 0 17 0 81 0 157-77 157-154 0-38-20-67-56-67-72 0-101 94-130 190-53-10-80-38-80-73 0-14 11-67 41-102 2-4 2-4 2-5 0-3 0-6-5-6-14 0-52 71-52 119 0 46 34 81 85 94-9 27-17 55-26 82zM127 193c-4 0-5 0-8 0-7 0-7-2-7-3s8-45 10-53c15-63 53-109 96-109 35 0 48 26 48 50 0 55-63 115-139 115z">
                <text:p/>
              </draw:path>
            </draw:g>
          </draw:g>
          <draw:custom-shape draw:style-name="gr4" draw:text-style-name="P2" draw:layer="layout" svg:width="13.5cm" svg:height="2.5cm" svg:x="0.8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vec{F}=m\,\vec{g}$§svg§600§TRUE§</svg:desc>
            <draw:g>
              <draw:path draw:style-name="gr1" draw:text-style-name="P1" draw:layer="layout" svg:width="0.217cm" svg:height="0.097cm" draw:transform="rotate (1.5707963267949) translate (5.01795844748859cm 7.7923345752608cm)" svg:viewBox="0 0 218 98" svg:d="M175 59c-7 5-24 19-24 29 0 4 6 10 10 10s7-4 10-7c5-7 16-21 39-32 3-2 8-5 8-10 0-6-4-7-7-10-11-7-17-17-21-28 0-4-3-11-10-11s-9 7-9 11c0 2 4 18 12 28-55 0-111 0-166 0-9 0-17 0-17 10s8 10 17 10c52 0 105 0 158 0z">
                <text:p/>
              </draw:path>
              <draw:path draw:style-name="gr1" draw:text-style-name="P1" draw:layer="layout" svg:width="0.348cm" svg:height="0.331cm" draw:transform="rotate (1.5707963267949) translate (5.15903561643836cm 7.93502816691505cm)" svg:viewBox="0 0 349 332" svg:d="M130 173c16 0 32 0 48 0 36 0 40 9 40 23 0 2 0 9-4 23 0 3-1 4-1 6 0 4 2 5 7 5 4 0 4-1 7-9 8-36 17-71 26-106 2-6 2-7 2-9 0-1-1-5-6-5s-6 2-7 11c-11 37-22 46-64 46-15 0-30 0-45 0 11-42 21-83 32-124 4-17 4-19 27-19 21 0 43 0 64 0 60 0 73 16 73 53 0 12 0 14-2 27-1 7-1 7-1 8 0 3 1 7 6 7s5-4 7-12c3-29 6-57 9-85 2-13-1-13-14-13-80 0-160 0-240 0-10 0-14 0-14 10 0 5 4 5 14 5 18 0 31 0 31 9 0 1 0 3-2 11-22 87-44 173-66 260-4 18-5 22-44 22-9 0-13 0-13 10 0 5 6 5 7 5 14 0 50-1 64-1 17 0 58 1 74 1 5 0 10 0 10-9 0-3-3-5-3-6-1 0-2 0-14 0-11 0-13 0-25-1-14-2-16-3-16-10 0-4 0-3 2-11 11-41 21-81 31-122z">
                <text:p/>
              </draw:path>
              <draw:path draw:style-name="gr1" draw:text-style-name="P1" draw:layer="layout" svg:width="0.326cm" svg:height="0.114cm" draw:transform="rotate (1.5707963267949) translate (5.31128721461187cm 7.40622250372578cm)" svg:viewBox="0 0 327 115" svg:d="M311 20c7 0 16 0 16-10s-9-10-16-10c-98 0-196 0-294 0-7 0-17 0-17 10s10 10 17 10c98 0 196 0 294 0zM311 115c7 0 16 0 16-10s-9-10-16-10c-98 0-196 0-294 0-7 0-17 0-17 10s10 10 17 10c98 0 196 0 294 0z">
                <text:p/>
              </draw:path>
              <draw:path draw:style-name="gr1" draw:text-style-name="P1" draw:layer="layout" svg:width="0.402cm" svg:height="0.221cm" draw:transform="rotate (1.5707963267949) translate (5.2749703196347cm 6.90119910581222cm)" svg:viewBox="0 0 403 222" svg:d="M29 187c-1 9-4 20-4 21 0 10 7 14 14 14 6 0 16-4 18-14 2-1 7-24 10-36 4-15 8-29 11-43 3-12 6-23 9-34 1-8 5-22 5-24 7-15 34-60 80-60 22 0 27 18 27 34 0 12-3 26-7 40-5 19-10 38-14 57-4 13-7 26-10 38-2 10-6 27-6 28 0 10 7 14 14 14 16 0 18-12 23-28 7-28 25-99 29-119 1-5 27-64 81-64 21 0 27 17 27 34 0 28-21 84-31 110-4 11-7 17-7 27 0 23 18 40 41 40 46 0 64-71 64-75 0-6-4-6-6-6-5 0-5 1-7 10-8 25-23 60-50 60-8 0-13-4-13-15 0-13 6-26 10-35 9-27 30-80 30-108 0-32-19-53-56-53-38 0-63 22-82 47 0-5-1-22-15-34-13-10-28-13-41-13-43 0-67 32-75 43-3-28-24-43-46-43-23 0-31 20-37 28-8 17-15 46-15 47 0 6 6 6 7 6 4 0 6-1 8-13 9-33 19-57 35-57 9 0 16 4 16 23 0 9-2 15-7 40-10 38-20 75-30 113z">
                <text:p/>
              </draw:path>
              <draw:path draw:style-name="gr1" draw:text-style-name="P1" draw:layer="layout" svg:width="0.217cm" svg:height="0.095cm" draw:transform="rotate (1.5707963267949) translate (5.14227397260274cm 6.33322265275708cm)" svg:viewBox="0 0 218 96" svg:d="M175 57c-7 7-24 21-24 30 0 5 6 9 10 9 5 0 7-2 10-5 5-9 16-21 39-32 3-3 8-5 8-12 0-4-4-6-7-9-11-7-17-16-21-28 0-4-3-10-10-10-6 0-9 6-9 10 0 3 4 18 12 28-55 0-111 0-166 0-9 0-17 0-17 9 0 10 8 10 17 10 52 0 105 0 158 0z">
                <text:p/>
              </draw:path>
              <draw:path draw:style-name="gr1" draw:text-style-name="P1" draw:layer="layout" svg:width="0.224cm" svg:height="0.316cm" draw:transform="rotate (1.5707963267949) translate (5.2749703196347cm 6.39337779433681cm)" svg:viewBox="0 0 225 317" svg:d="M224 32c0-3 1-5 1-8 0-9-5-14-14-14-5 0-18 4-21 21-8-18-25-31-46-31-56 0-116 68-116 140 0 47 29 77 66 77 28 0 51-23 56-28h1c-11 43-11 42-17 64-1 4-18 53-70 53-9 0-26 0-40-4 15-6 21-18 21-27 0-7-6-17-20-17-10 0-25 9-25 28 0 21 17 31 64 31 62 0 97-39 105-68 18-73 37-145 55-217zM159 154c-2 12-14 25-25 35-9 8-25 16-39 16-25 0-32-25-32-44 0-24 14-81 27-107 14-23 35-43 55-43 33 0 40 39 40 42s-2 6-2 7c-8 31-16 62-24 94z">
                <text:p/>
              </draw:path>
            </draw:g>
          </draw:g>
          <draw:line draw:style-name="gr5" draw:text-style-name="P2" draw:layer="layout" svg:x1="5.7cm" svg:y1="5.543cm" svg:x2="5.7cm" svg:y2="8.593cm">
            <text:p/>
          </draw:line>
          <draw:line draw:style-name="gr5" draw:text-style-name="P2" draw:layer="layout" svg:x1="7.6cm" svg:y1="7.044cm" svg:x2="4.44cm" svg:y2="4.374cm">
            <text:p/>
          </draw:line>
          <draw:line draw:style-name="gr6" draw:text-style-name="P2" draw:layer="layout" svg:x1="4.3cm" svg:y1="4.4cm" svg:x2="4.3cm" svg:y2="8.05cm">
            <text:p/>
          </draw:line>
          <draw:g>
            <svg:title>TexMaths</svg:title>
            <svg:desc>16§latex§$\vec{\Omega}$§svg§600§TRUE§</svg:desc>
            <draw:g>
              <draw:path draw:style-name="gr1" draw:text-style-name="P1" draw:layer="layout" svg:width="0.246cm" svg:height="0.109cm" svg:x="7.537cm" svg:y="0.339cm" svg:viewBox="0 0 247 110" svg:d="M198 67c-8 6-26 22-26 32 0 6 5 11 11 11 5 0 7-3 10-6 6-8 19-24 45-37 3-2 9-5 9-11 0-7-5-10-8-11-12-10-19-19-22-32-2-5-4-13-11-13s-11 8-11 11 3 21 12 34c-62 0-125 0-188 0-9 0-19 0-19 11s10 11 19 11c60 0 119 0 179 0z">
                <text:p/>
              </draw:path>
              <draw:path draw:style-name="gr1" draw:text-style-name="P1" draw:layer="layout" svg:width="0.353cm" svg:height="0.393cm" svg:x="7.44cm" svg:y="0.486cm" svg:viewBox="0 0 354 394" svg:d="M354 303c-5 0-9 0-14 0-3 15-5 27-10 42-3 8-5 12-37 12-14 0-29 0-44 0 6-30 24-57 49-94 26-40 50-78 50-123 0-78-75-140-171-140s-169 64-169 140c0 45 22 83 48 123 25 37 43 64 51 94-15 0-30 0-45 0-33 0-35-4-38-12-3-13-6-27-10-42-4 0-9 0-14 0 6 31 13 61 19 91 30 0 60 0 89 0 13 0 15 0 15-11 0-40-18-89-30-124-13-34-28-77-28-120 0-90 61-126 112-126 54 0 113 40 113 126 0 43-16 84-32 131-8 24-25 73-25 113 0 11 1 11 14 11 29 0 59 0 88 0 6-30 13-60 19-91z">
                <text:p/>
              </draw:path>
            </draw:g>
          </draw:g>
          <draw:g>
            <svg:title>TexMaths</svg:title>
            <svg:desc>14§latex§$\vec{r}$§svg§600§TRUE§</svg:desc>
            <draw:g>
              <draw:path draw:style-name="gr1" draw:text-style-name="P1" draw:layer="layout" svg:width="0.215cm" svg:height="0.095cm" svg:x="6.901cm" svg:y="5.941cm" svg:viewBox="0 0 216 96" svg:d="M173 59c-7 5-22 19-22 27 0 6 4 10 9 10s6-3 9-5c5-7 17-21 39-32 3-2 8-5 8-10 0-6-4-7-7-10-11-7-16-17-19-28-2-4-4-11-10-11s-10 7-10 11c0 2 3 17 11 28-54 0-109 0-164 0-9 0-17 0-17 10s8 10 17 10c52 0 104 0 156 0z">
                <text:p/>
              </draw:path>
              <draw:path draw:style-name="gr1" draw:text-style-name="P1" draw:layer="layout" svg:width="0.199cm" svg:height="0.221cm" svg:x="6.841cm" svg:y="6.073cm" svg:viewBox="0 0 200 222" svg:d="M29 187c-1 8-4 19-4 21 0 9 7 14 14 14 6 0 15-5 18-14 2-2 18-69 20-77 4-17 12-50 15-64 3-6 15-29 28-39 4-4 18-17 39-17 13 0 20 6 21 6-15 3-27 14-27 26 0 9 7 18 20 18s27-11 27-29c0-17-16-32-41-32-32 0-53 24-63 38-4-21-21-38-44-38s-32 20-37 28c-8 17-15 46-15 47 0 6 6 6 7 6 4 0 6-2 8-11 9-35 18-59 35-59 9 0 16 4 16 22 0 10-2 16-9 42-9 37-18 75-28 112z">
                <text:p/>
              </draw:path>
            </draw:g>
          </draw:g>
          <draw:line draw:style-name="gr5" draw:text-style-name="P2" draw:layer="layout" svg:x1="5.7cm" svg:y1="8.8cm" svg:x2="8.55cm" svg:y2="9.05cm">
            <text:p/>
          </draw:line>
          <draw:line draw:style-name="gr5" draw:text-style-name="P2" draw:layer="layout" svg:x1="4.349cm" svg:y1="4.219cm" svg:x2="8.398cm" svg:y2="4.539cm">
            <text:p/>
          </draw:line>
          <draw:line draw:style-name="gr5" draw:text-style-name="P2" draw:layer="layout" svg:x1="7.559cm" svg:y1="7.011cm" svg:x2="5.819cm" svg:y2="5.541cm">
            <text:p/>
          </draw:line>
          <draw:g>
            <svg:title>TexMaths</svg:title>
            <svg:desc>14§latex§$\mathrm{d}\vec{L} = \vec{M}\,\mathrm{d}t$§svg§600§TRUE§</svg:desc>
            <draw:g>
              <draw:path draw:style-name="gr1" draw:text-style-name="P1" draw:layer="layout" svg:width="0.241cm" svg:height="0.344cm" svg:x="6.447cm" svg:y="3.881cm" svg:viewBox="0 0 242 345" svg:d="M169 313c0 11 0 21 0 32 25-2 49-4 73-6 0-5 0-10 0-15-34 0-38-3-38-27 0-99 0-198 0-297-24 2-47 4-71 6 0 4 0 9 0 14 35 0 39 4 39 27 0 36 0 71 0 107-15-19-36-31-63-31-57 0-109 47-109 112 0 61 48 110 104 110 32 0 54-17 65-32zM169 182c0 33 0 67 0 100 0 8 0 10-4 18-15 24-38 34-59 34-22 0-39-13-51-31-13-21-14-49-14-68s1-48 15-70c10-16 29-31 56-31 17 0 38 7 53 29 4 9 4 10 4 19z">
                <text:p/>
              </draw:path>
              <draw:path draw:style-name="gr1" draw:text-style-name="P1" draw:layer="layout" svg:width="0.217cm" svg:height="0.095cm" svg:x="6.812cm" svg:y="3.747cm" svg:viewBox="0 0 218 96" svg:d="M175 59c-7 5-23 19-23 28 0 5 5 9 10 9 4 0 7-2 9-5 7-7 18-21 39-32 4-2 8-5 8-10 0-6-3-9-7-10-11-8-15-17-19-28-2-4-3-11-10-11s-10 7-10 10 4 18 11 29c-55 0-110 0-165 0-8 0-18 0-18 10s10 10 18 10c52 0 105 0 157 0z">
                <text:p/>
              </draw:path>
              <draw:path draw:style-name="gr1" draw:text-style-name="P1" draw:layer="layout" svg:width="0.296cm" svg:height="0.333cm" svg:x="6.723cm" svg:y="3.887cm" svg:viewBox="0 0 297 334" svg:d="M164 38c5-18 7-24 53-24 14 0 18 0 18-8 0-6-6-6-8-6-16 0-56 1-73 1-14 0-50-1-64-1-5 0-10 0-10 10 0 4 4 4 14 4 1 0 10 0 18 1 10 2 14 2 14 9 0 1-1 3-3 8-22 88-44 176-66 264-4 18-5 22-44 22-9 0-13 0-13 10 0 6 4 6 13 6 76 0 152 0 228 0 11 0 12 0 15-9 13-35 26-70 39-106 2-4 2-5 2-7 0-1-2-4-6-4s-6 1-8 10c-17 45-40 100-124 100-15 0-30 0-46 0-7 0-8 0-11 0-5 0-7-1-7-5 0-2 0-2 3-11 22-88 44-176 66-264z">
                <text:p/>
              </draw:path>
              <draw:path draw:style-name="gr1" draw:text-style-name="P1" draw:layer="layout" svg:width="0.326cm" svg:height="0.114cm" svg:x="7.201cm" svg:y="4.04cm" svg:viewBox="0 0 327 115" svg:d="M311 20c7 0 16 0 16-10s-9-10-16-10c-98 0-196 0-294 0-7 0-17 0-17 10s10 10 17 10c98 0 196 0 294 0zM311 115c7 0 16 0 16-10s-9-10-16-10c-98 0-196 0-294 0-7 0-17 0-17 10s10 10 17 10c98 0 196 0 294 0z">
                <text:p/>
              </draw:path>
              <draw:path draw:style-name="gr1" draw:text-style-name="P1" draw:layer="layout" svg:width="0.217cm" svg:height="0.095cm" svg:x="7.927cm" svg:y="3.747cm" svg:viewBox="0 0 218 96" svg:d="M175 59c-7 5-24 19-24 28 0 5 6 9 11 9 4 0 6-2 9-5 5-7 16-21 39-32 3-2 8-5 8-10 0-6-4-9-7-10-11-8-17-17-19-28-2-4-4-11-10-11s-10 7-10 10 3 18 11 29c-55 0-110 0-165 0-8 0-18 0-18 10s10 10 18 10c52 0 105 0 157 0z">
                <text:p/>
              </draw:path>
              <draw:path draw:style-name="gr1" draw:text-style-name="P1" draw:layer="layout" svg:width="0.491cm" svg:height="0.333cm" svg:x="7.713cm" svg:y="3.887cm" svg:viewBox="0 0 492 334" svg:d="M435 38c4-18 6-24 42-24 11 0 15 0 15-10 0-4-4-4-12-4-22 0-44 0-66 0-12 0-12 0-18 8-60 93-120 187-181 280-12-92-25-185-37-277-2-11-3-11-16-11-22 0-44 0-67 0-10 0-15 0-15 8 0 6 5 6 15 6 6 0 14 1 21 1 7 2 10 3 10 9 0 1 0 3-1 8-21 83-42 167-63 250-5 20-13 35-54 36-1 0-8 2-8 10 0 4 3 6 7 6 15 0 34-2 49-2 17 0 35 2 50 2 3 0 10 0 10-10 0-6-5-6-10-6-28 0-32-9-32-21 0-4 0-5 2-11 22-89 44-178 67-266 14 101 28 202 42 303 1 5 1 11 8 11 4 0 7-6 10-9 66-103 132-206 199-310-24 94-47 187-70 281-5 18-6 22-45 22-9 0-14 0-14 10 0 6 7 6 8 6 14 0 46-2 60-2 21 0 42 2 62 2 3 0 10 0 10-10 0-6-4-6-14-6-18 0-32 0-32-8 0-1 0-3 2-11 22-87 44-174 66-261z">
                <text:p/>
              </draw:path>
              <draw:path draw:style-name="gr1" draw:text-style-name="P1" draw:layer="layout" svg:width="0.241cm" svg:height="0.344cm" svg:x="8.322cm" svg:y="3.881cm" svg:viewBox="0 0 242 345" svg:d="M169 313c0 11 0 21 0 32 25-2 49-4 73-6 0-5 0-10 0-15-35 0-38-3-38-27 0-99 0-198 0-297-24 2-47 4-71 6 0 4 0 9 0 14 35 0 38 4 38 27 0 36 0 71 0 107-14-19-35-31-62-31-57 0-109 47-109 112 0 61 48 110 104 110 32 0 54-17 65-32zM169 182c0 33 0 67 0 100 0 8 0 10-4 18-15 24-38 34-59 34-22 0-39-13-51-31-13-21-14-49-14-68s1-48 15-70c10-16 29-31 56-31 17 0 38 7 53 29 4 9 4 10 4 19z">
                <text:p/>
              </draw:path>
              <draw:path draw:style-name="gr1" draw:text-style-name="P1" draw:layer="layout" svg:width="0.15cm" svg:height="0.31cm" svg:x="8.589cm" svg:y="3.915cm" svg:viewBox="0 0 151 311" svg:d="M90 110c15 0 30 0 46 0 9 0 15 0 15-9 0-6-6-6-14-6-14 0-29 0-43 0 18-70 21-80 21-82 0-9-7-13-16-13-1 0-14 0-19 17-6 26-12 52-18 78-16 0-31 0-47 0-9 0-15 0-15 10 0 5 4 5 14 5 14 0 29 0 43 0-35 139-37 147-37 157 0 26 19 44 46 44 49 0 77-71 77-75 0-6-3-6-6-6-4 0-4 3-7 7-21 52-47 63-64 63-10 0-16-5-16-22 0-11 2-15 3-24 12-48 24-96 37-144z">
                <text:p/>
              </draw:path>
            </draw:g>
          </draw:g>
          <draw:g>
            <svg:title>TexMaths</svg:title>
            <svg:desc>14§latex§$\gamma$§svg§600§FALSE§</svg:desc>
            <draw:g>
              <draw:path draw:style-name="gr3" draw:text-style-name="P3" draw:layer="layout" svg:width="0.213cm" svg:height="0.27cm" svg:x="5.857cm" svg:y="5.965cm" svg:viewBox="0 0 214 271" svg:d="M107 271c-36 0-71 0-107 0 0-90 0-181 0-271 71 0 143 0 214 0 0 90 0 181 0 271-35 0-71 0-107 0z">
                <text:p/>
              </draw:path>
              <draw:path draw:style-name="gr1" draw:text-style-name="P1" draw:layer="layout" svg:width="0.255cm" svg:height="0.32cm" svg:x="5.84cm" svg:y="5.94cm" svg:viewBox="0 0 256 321" svg:d="M11 92c20-56 73-57 78-57 74 0 79 86 79 124 0 29-2 38-6 48-10 36-26 92-26 106 0 4 3 8 7 8 6 0 10-11 16-29 11-42 16-69 18-84 1-7 1-13 4-20 15-48 46-121 65-159 5-5 10-16 10-18 0-5-4-4-5-5-2 0-5 0-7 2-25 48-45 97-64 146 0-16 0-52-20-100-11-30-31-54-64-54-61 0-96 74-96 89 0 6 6 6 10 6 0-1 1-2 1-3z">
                <text:p/>
              </draw:path>
            </draw:g>
          </draw:g>
          <draw:path draw:style-name="gr2" draw:text-style-name="P2" draw:layer="layout" svg:width="0.537cm" svg:height="0.578cm" draw:transform="rotate (-1.91043739923299) translate (6.47567854394095cm 6.16779225920816cm)" svg:viewBox="0 0 538 579" svg:d="M0 0c331 124 538 579 538 579">
            <text:p/>
          </draw:path>
          <draw:g>
            <svg:title>TexMaths</svg:title>
            <svg:desc>14§latex§$\vec{L}+\mathrm{d}\vec{L}$§svg§600§TRUE§</svg:desc>
            <draw:g>
              <draw:path draw:style-name="gr1" draw:text-style-name="P1" draw:layer="layout" svg:width="0.217cm" svg:height="0.095cm" svg:x="8.836cm" svg:y="4.845cm" svg:viewBox="0 0 218 96" svg:d="M175 59c-7 5-24 19-24 28 0 5 6 9 11 9 4 0 6-2 9-5 5-7 16-21 39-32 3-2 8-5 8-10 0-6-4-8-7-10-11-8-17-17-19-28-2-4-4-11-10-11s-10 7-10 10 3 18 11 29c-55 0-110 0-165 0-8 0-18 0-18 10s10 10 18 10c52 0 105 0 157 0z">
                <text:p/>
              </draw:path>
              <draw:path draw:style-name="gr1" draw:text-style-name="P1" draw:layer="layout" svg:width="0.296cm" svg:height="0.334cm" svg:x="8.746cm" svg:y="4.983cm" svg:viewBox="0 0 297 335" svg:d="M164 39c4-18 7-24 53-24 14 0 18 0 18-8 0-7-6-7-8-7-16 0-56 3-73 3-14 0-50-3-64-3-5 0-10 0-10 10 0 5 4 5 14 5 6 1 10 0 18 2 8 1 14 1 14 8 0 2-1 3-3 9-22 88-44 176-66 264-4 18-5 22-44 22-9 0-13 0-13 10 0 5 4 5 13 5 76 0 152 0 228 0 11 0 12 0 15-8 13-36 25-71 38-106 3-6 3-6 3-7 0-2-1-6-6-6s-6 3-8 11c-17 45-40 101-125 101-15 0-31 0-46 0-6 0-7 0-10 0-5-2-7-2-7-6 0-1 0-3 3-11 22-88 44-176 66-264z">
                <text:p/>
              </draw:path>
              <draw:path draw:style-name="gr1" draw:text-style-name="P1" draw:layer="layout" svg:width="0.325cm" svg:height="0.324cm" svg:x="9.198cm" svg:y="5.034cm" svg:viewBox="0 0 326 325" svg:d="M173 172c46 0 92 0 138 0 5 0 15 0 15-10s-10-10-15-10c-46 0-92 0-138 0 0-45 0-91 0-137 0-7 0-15-9-15-10 0-10 8-10 15 0 46 0 92 0 137-46 0-92 0-139 0-7 0-15 0-15 10s8 10 15 10c47 0 93 0 139 0 0 45 0 91 0 137 0 7 0 16 10 16 9 0 9-9 9-16 0-46 0-92 0-137z">
                <text:p/>
              </draw:path>
              <draw:path draw:style-name="gr1" draw:text-style-name="P1" draw:layer="layout" svg:width="0.241cm" svg:height="0.344cm" svg:x="9.678cm" svg:y="4.979cm" svg:viewBox="0 0 242 345" svg:d="M169 313c0 11 0 21 0 32 25-2 49-4 73-6 0-5 0-10 0-15-34 0-38-3-38-28 0-99 0-197 0-296-24 1-47 3-71 4 0 5 0 10 0 16 35 0 39 4 39 27 0 36 0 71 0 107-15-19-36-31-63-31-57 0-109 47-109 112 0 61 48 110 104 110 32 0 54-17 65-32zM169 182c0 33 0 67 0 100 0 9 0 10-4 18-15 23-38 34-59 34-22 0-39-13-51-31-13-21-14-49-14-68s1-48 15-70c10-16 29-31 56-31 17 0 38 7 53 29 4 9 4 9 4 19z">
                <text:p/>
              </draw:path>
              <draw:path draw:style-name="gr1" draw:text-style-name="P1" draw:layer="layout" svg:width="0.217cm" svg:height="0.095cm" svg:x="10.043cm" svg:y="4.845cm" svg:viewBox="0 0 218 96" svg:d="M175 59c-7 5-23 19-23 28 0 5 5 9 10 9 4 0 7-2 9-5 7-7 18-21 39-32 3-2 8-5 8-10 0-6-3-8-7-10-11-8-17-17-19-28-2-4-3-11-10-11s-10 7-10 10 3 18 11 29c-55 0-110 0-165 0-8 0-18 0-18 10s10 10 18 10c52 0 105 0 157 0z">
                <text:p/>
              </draw:path>
              <draw:path draw:style-name="gr1" draw:text-style-name="P1" draw:layer="layout" svg:width="0.296cm" svg:height="0.334cm" svg:x="9.953cm" svg:y="4.983cm" svg:viewBox="0 0 297 335" svg:d="M164 39c5-18 7-24 53-24 14 0 18 0 18-8 0-7-6-7-8-7-16 0-56 3-73 3-14 0-50-3-64-3-5 0-10 0-10 10 0 5 4 5 14 5 1 0 10 0 18 2 10 1 14 1 14 8 0 2-1 3-3 9-22 88-44 176-66 264-4 18-5 22-44 22-9 0-13 0-13 10 0 5 4 5 13 5 76 0 152 0 228 0 11 0 12 0 15-8 13-36 25-71 38-106 3-6 3-6 3-7 0-2-1-6-6-6s-6 3-8 11c-17 45-40 101-124 101-15 0-30 0-46 0-7 0-8 0-11 0-5-2-7-2-7-6 0-1 0-3 3-11 22-88 44-176 66-264z">
                <text:p/>
              </draw:path>
            </draw:g>
          </draw:g>
          <draw:custom-shape draw:style-name="gr7" draw:text-style-name="P4" draw:layer="layout" svg:width="2.25cm" svg:height="0.75cm" svg:x="8.65cm" svg:y="4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75cm" svg:height="1.1cm" svg:x="5.05cm" svg:y="3.5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$\vec{L}$§svg§600§TRUE§</svg:desc>
            <draw:g>
              <draw:path draw:style-name="gr1" draw:text-style-name="P1" draw:layer="layout" svg:width="0.215cm" svg:height="0.095cm" svg:x="5.433cm" svg:y="4.544cm" svg:viewBox="0 0 216 96" svg:d="M173 59c-7 5-23 19-23 28 0 5 5 9 10 9 4 0 7-3 9-5 7-7 18-21 39-32 4-2 8-5 8-10 0-6-3-9-7-10-11-8-15-17-20-28-1-4-2-11-9-11s-10 7-10 10 4 18 11 29c-55 0-109 0-164 0-9 0-17 0-17 10s8 10 17 10c52 0 104 0 156 0z">
                <text:p/>
              </draw:path>
              <draw:path draw:style-name="gr1" draw:text-style-name="P1" draw:layer="layout" svg:width="0.293cm" svg:height="0.332cm" svg:x="5.344cm" svg:y="4.684cm" svg:viewBox="0 0 294 333" svg:d="M163 38c4-18 6-24 52-24 13 0 18 0 18-8 0-6-6-6-7-6-17 0-57 1-73 1-15 0-50-1-65-1-3 0-9 0-9 10 0 4 5 4 13 4 1 0 11 0 19 1 9 2 13 2 13 9 0 1 0 3-1 8-22 88-44 176-66 264-5 18-5 22-44 22-9 0-13 0-13 10 0 5 4 5 13 5 75 0 150 0 225 0 11 0 13 0 16-8 13-35 26-71 39-106 1-6 1-6 1-7s-1-4-6-4c-4 0-5 1-8 10-17 44-39 100-123 100-15 0-30 0-46 0-7 0-8 0-11 0-4-1-5-1-5-5 0-2 0-2 3-12 21-88 43-175 65-263z">
                <text:p/>
              </draw:path>
            </draw:g>
          </draw:g>
          <draw:line draw:style-name="gr5" draw:text-style-name="P2" draw:layer="layout" svg:x1="7.6cm" svg:y1="7.05cm" svg:x2="7.6cm" svg:y2="1.2cm">
            <text:p/>
          </draw:line>
          <draw:line draw:style-name="gr9" draw:text-style-name="P2" draw:layer="layout" svg:x1="7.62cm" svg:y1="6.978cm" svg:x2="8.52cm" svg:y2="4.728cm">
            <text:p/>
          </draw:line>
          <draw:line draw:style-name="gr10" draw:text-style-name="P2" draw:layer="layout" svg:x1="8.58cm" svg:y1="4.6cm" svg:x2="8.58cm" svg:y2="8.25cm">
            <text:p/>
          </draw:line>
          <draw:custom-shape draw:style-name="gr11" draw:text-style-name="P5" draw:layer="layout" svg:width="1.55cm" svg:height="1.1cm" svg:x="6.55cm" svg:y="7.0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591cm" svg:y1="7.04cm" svg:x2="4.42cm" svg:y2="8.055cm">
            <text:p/>
          </draw:line>
          <draw:line draw:style-name="gr10" draw:text-style-name="P2" draw:layer="layout" svg:x1="7.63cm" svg:y1="7.051cm" svg:x2="8.55cm" svg:y2="8.3cm">
            <text:p/>
          </draw:line>
          <draw:custom-shape draw:style-name="gr12" draw:text-style-name="P5" draw:layer="layout" svg:width="3.25cm" svg:height="1.1cm" svg:x="5.55cm" svg:y="8.7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$L_{\perp}$§svg§600§TRUE§</svg:desc>
            <draw:g>
              <draw:path draw:style-name="gr1" draw:text-style-name="P1" draw:layer="layout" svg:width="0.295cm" svg:height="0.332cm" svg:x="5.845cm" svg:y="6.947cm" svg:viewBox="0 0 296 333" svg:d="M164 38c4-17 5-23 51-23 16 0 20 0 20-9 0-6-6-6-9-6-16 0-55 1-72 1-14 0-51-1-65-1-4 0-9 0-9 10 0 5 4 5 14 5 6 1 9 0 18 2 8 0 12 1 12 7 0 2 0 4-1 9-22 88-44 175-66 262-4 20-5 24-44 24-9 0-13 0-13 10 0 4 4 4 13 4 76 0 151 0 227 0 12 0 12 0 14-8 13-35 26-70 40-105 2-5 1-4 2-7 0-3-2-5-7-5-4 0-4 2-8 9-17 46-38 102-123 102-15 0-31 0-46 0-7 0-7 0-10-1-6 0-7 0-7-4 0-2 0-3 3-12 22-88 44-176 66-264z">
                <text:p/>
              </draw:path>
              <draw:path draw:style-name="gr1" draw:text-style-name="P1" draw:layer="layout" svg:width="0.252cm" svg:height="0.236cm" svg:x="6.186cm" svg:y="7.117cm" svg:viewBox="0 0 253 237" svg:d="M134 13c0-5 0-13-8-13-9 0-9 7-9 13 0 69 0 138 0 207-35 0-69 0-104 0-5 0-13 0-13 9 0 8 7 8 13 8 75 0 151 0 226 0 6 0 14 0 14-8 0-9-8-9-14-9-35 0-70 0-105 0 0-69 0-138 0-207z">
                <text:p/>
              </draw:path>
            </draw:g>
          </draw:g>
          <draw:g>
            <svg:title>TexMaths</svg:title>
            <svg:desc>14§latex§$L_{\perp}$§svg§600§TRUE§</svg:desc>
            <draw:g>
              <draw:path draw:style-name="gr1" draw:text-style-name="P1" draw:layer="layout" svg:width="0.295cm" svg:height="0.332cm" svg:x="7.946cm" svg:y="7.05cm" svg:viewBox="0 0 296 333" svg:d="M164 38c4-17 5-23 51-23 16 0 20 0 20-9 0-6-6-6-9-6-16 0-55 1-72 1-14 0-51-1-65-1-4 0-9 0-9 10 0 5 4 5 14 5 6 1 9 0 18 2 8 0 12 1 12 7 0 2 0 4-1 9-22 88-44 175-66 262-4 20-5 24-44 24-9 0-13 0-13 10 0 4 4 4 13 4 76 0 151 0 227 0 12 0 12 0 14-8 13-35 26-70 40-105 2-5 1-4 2-7 0-3-2-5-7-5-4 0-4 2-8 9-17 46-38 102-123 102-15 0-31 0-46 0-7 0-7 0-10-1-6 0-7 0-7-4 0-2 0-3 3-12 22-88 44-176 66-264z">
                <text:p/>
              </draw:path>
              <draw:path draw:style-name="gr1" draw:text-style-name="P1" draw:layer="layout" svg:width="0.252cm" svg:height="0.236cm" svg:x="8.287cm" svg:y="7.22cm" svg:viewBox="0 0 253 237" svg:d="M134 13c0-5 0-13-8-13-9 0-9 7-9 13 0 69 0 138 0 207-35 0-69 0-104 0-5 0-13 0-13 9 0 8 7 8 13 8 75 0 151 0 226 0 6 0 14 0 14-8 0-9-8-9-14-9-35 0-70 0-105 0 0-69 0-138 0-207z">
                <text:p/>
              </draw:path>
            </draw:g>
          </draw:g>
          <draw:custom-shape draw:style-name="gr13" draw:text-style-name="P4" draw:layer="layout" svg:width="0.58cm" svg:height="0.48cm" svg:x="7.95cm" svg:y="7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$\gamma$§svg§600§FALSE§</svg:desc>
            <draw:g>
              <draw:path draw:style-name="gr3" draw:text-style-name="P3" draw:layer="layout" svg:width="0.213cm" svg:height="0.27cm" svg:x="4.457cm" svg:y="4.773cm" svg:viewBox="0 0 214 271" svg:d="M107 271c-36 0-71 0-107 0 0-90 0-181 0-271 71 0 143 0 214 0 0 90 0 181 0 271-35 0-71 0-107 0z">
                <text:p/>
              </draw:path>
              <draw:path draw:style-name="gr1" draw:text-style-name="P1" draw:layer="layout" svg:width="0.255cm" svg:height="0.32cm" svg:x="4.44cm" svg:y="4.748cm" svg:viewBox="0 0 256 321" svg:d="M11 92c20-56 73-57 78-57 74 0 79 86 79 124 0 29-2 38-6 48-10 36-26 92-26 106 0 4 3 8 7 8 6 0 10-11 16-29 11-42 16-69 18-84 1-7 1-13 4-20 15-48 46-121 65-159 5-5 10-16 10-18 0-5-4-4-5-5-2 0-5 0-7 2-25 48-45 97-64 146 0-16 0-52-20-100-11-30-31-54-64-54-61 0-96 74-96 89 0 6 6 6 10 6 0-1 1-2 1-3z">
                <text:p/>
              </draw:path>
            </draw:g>
          </draw:g>
          <draw:path draw:style-name="gr2" draw:text-style-name="P2" draw:layer="layout" svg:width="0.537cm" svg:height="0.578cm" draw:transform="rotate (-1.91043739923299) translate (5.07567854394095cm 4.97579225920816cm)" svg:viewBox="0 0 538 579" svg:d="M0 0c331 124 538 579 538 579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opacity draw:name="Transparency_20_7" draw:display-name="Transparency 7" draw:style="linear" draw:start="45%" draw:end="0%" draw:angle="27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10T15:24:20.749582930</dc:date>
    <meta:editing-duration>PT7H16M41S</meta:editing-duration>
    <meta:editing-cycles>33</meta:editing-cycles>
    <meta:generator>LibreOffice/7.3.7.2$Linux_X86_64 LibreOffice_project/30$Build-2</meta:generator>
    <meta:document-statistic meta:object-count="91"/>
  </office:meta>
</office:document-meta>
</file>